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6">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master-page-name="Standard">
      <style:paragraph-properties style:page-number="1"/>
    </style:style>
    <style:style style:name="T1"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none"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imeline:</text:span></text:p>
      <text:p text:style-name="Standard"><text:span text:style-name="T2">4/22/23:</text:span></text:p>
      <text:list xml:id="list1359906472" text:style-name="WWNum1">
        <text:list-item>
          <text:p text:style-name="P1"><text:span text:style-name="T2">Created basic event handler that works with lambda expressions and enables a command-based interaction rather than menu-based one for the user</text:span></text:p>
        </text:list-item>
      </text:list>
      <text:p text:style-name="Standard"><text:span text:style-name="T2">4/26/23:</text:span></text:p>
      <text:list xml:id="list603359185" text:style-name="WWNum6">
        <text:list-item>
          <text:p text:style-name="P2"><text:span text:style-name="T2">Added Stack class for the use of an undo functionality in the future feature list and list class for object management and data manipulation</text:span></text:p>
        </text:list-item>
      </text:list>
      <text:p text:style-name="Standard"><text:span text:style-name="T2">4/27/23:</text:span></text:p>
      <text:list xml:id="list1004534532" text:style-name="WWNum2">
        <text:list-item>
          <text:p text:style-name="P3"><text:span text:style-name="T2">Began implementing waypoint class with thought put into forest-management specific use cases, and began contemplating how to integrate with program</text:span></text:p>
        </text:list-item>
        <text:list-item>
          <text:p text:style-name="P3"><text:span text:style-name="T2">Began implementing file manager class which would save a map to the system and load in previous maps. Class is designed to be airtight and leave no room for user error to cause undefined behavior or runtime errors, including file existence and format verification</text:span></text:p>
        </text:list-item>
      </text:list>
      <text:p text:style-name="Standard"><text:span text:style-name="T2">5/4/23:</text:span></text:p>
      <text:list xml:id="list2826454090" text:style-name="WWNum4">
        <text:list-item>
          <text:p text:style-name="P4"><text:span text:style-name="T2">Planning to implement the Wayspace (Geographical map) class to handle the waypoints into a coordinate space and implement functions to print the waypoints in an ASCII format to cmd</text:span></text:p>
        </text:list-item>
        <text:list-item>
          <text:p text:style-name="P4"><text:span text:style-name="T2">We will implement quicksort to sort waypoints by various data metrics</text:span></text:p>
        </text:list-item>
        <text:list-item>
          <text:p text:style-name="P4"><text:span text:style-name="T2">Add a hashtable to search individual waypoints by name with a time complexity of O(1)</text:span></text:p>
        </text:list-item>
      </text:list>
      <text:p text:style-name="P7"><text:span text:style-name="T2">5/5/23:</text:span></text:p>
      <text:list xml:id="list188013858" text:style-name="WWNum5">
        <text:list-item>
          <text:p text:style-name="P5"><text:span text:style-name="T2">Implement Json parser and printer class to interface with FileManager, since JSON format will be essential to store the complicated Waypoint data structure in a standardized format, and is core to the use-over-time aspect of the program</text:span></text:p>
        </text:list-item>
        <text:list-item>
          <text:p text:style-name="P5"><text:span text:style-name="T2">Figure out whether to initialize a vector of waypoints in runtime or have it private in the runtime for the sort</text:span></text:p>
        </text:list-item>
      </text:list>
      <text:p text:style-name="P7"><text:span text:style-name="T2">5/6/23:</text:span></text:p>
      <text:list xml:id="list1413110679" text:style-name="WWNum3">
        <text:list-item>
          <text:p text:style-name="P6"><text:span text:style-name="T2">Implement Runtime lambda functions to add or remove waypoints on a map, open the map lambda and file managing lambdas</text:span></text:p>
        </text:list-item>
        <text:list-item>
          <text:p text:style-name="P6"><text:span text:style-name="T2">Use created classes such as our Stack and Hashtable into usable lambd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272" meta:character-count="1627" meta:non-whitespace-character-count="1384"/>
    <meta:generator>LibreOfficeDev/6.0.5.2$Linux_X86_64 LibreOffice_project/</meta:generator>
  </office:meta>
</office:document-meta>
</file>